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ElementNS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ElementNSImpl.synchroniz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erredElementNSImpl.DeferredElementNSImpl( DeferredDocumentImpl ownerDoc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ElementNSImpl.synchronizeData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